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3 <text:s/>Equivalências Notáveis e o Método Dedutiv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19:31.287850152</meta:creation-date>
    <dc:date>2023-06-14T10:20:26.106706295</dc:date>
    <meta:editing-duration>PT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1" meta:character-count="66" meta:non-whitespace-character-count="55"/>
  </office:meta>
</office:document-meta>
</file>